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00ff" draw:textarea-horizontal-align="justify" draw:textarea-vertical-align="middle" draw:auto-grow-height="false" fo:min-height="26.42cm" fo:min-width="0.516cm"/>
    </style:style>
    <style:style style:name="gr2" style:family="graphic" style:parent-style-name="standard">
      <style:graphic-properties draw:textarea-horizontal-align="justify" draw:textarea-vertical-align="middle" draw:auto-grow-height="false" fo:min-height="0.004cm" fo:min-width="0.516cm"/>
    </style:style>
    <style:style style:name="gr3" style:family="graphic" style:parent-style-name="standard">
      <style:graphic-properties draw:fill-color="#2bd0d2" draw:textarea-horizontal-align="justify" draw:textarea-vertical-align="middle" draw:auto-grow-height="false" fo:min-height="0.004cm" fo:min-width="0.516cm"/>
    </style:style>
    <style:style style:name="gr4" style:family="graphic" style:parent-style-name="standard">
      <style:graphic-properties draw:fill-color="#3fbe7e" draw:textarea-horizontal-align="justify" draw:textarea-vertical-align="middle" draw:auto-grow-height="false" fo:min-height="0.004cm" fo:min-width="0.516cm"/>
    </style:style>
    <style:style style:name="P1" style:family="paragraph">
      <loext:graphic-properties draw:fill-color="#ff00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-color="#2bd0d2"/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-color="#3fbe7e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26.67cm" svg:x="9.509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er4" svg:width="1.016cm" svg:height="0.254cm" svg:x="9.509cm" svg:y="1.635cm">
          <text:p text:style-name="P2"><text:span text:style-name="T1">Lvl 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er4" svg:width="1.016cm" svg:height="0.254cm" svg:x="9.509cm" svg:y="1.889cm">
          <text:p text:style-name="P2"><text:span text:style-name="T1">Lvl 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er4" svg:width="1.016cm" svg:height="0.254cm" svg:x="9.509cm" svg:y="14.889cm">
          <text:p text:style-name="P2"><text:span text:style-name="T1">Lvl 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er4" svg:width="1.016cm" svg:height="0.254cm" svg:x="9.509cm" svg:y="7.889cm">
          <text:p text:style-name="P2"><text:span text:style-name="T1">Lvl 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er4" svg:width="1.016cm" svg:height="0.254cm" svg:x="9.509cm" svg:y="20.889cm">
          <text:p text:style-name="P2"><text:span text:style-name="T1">Lvl 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er4" svg:width="1.016cm" svg:height="0.254cm" svg:x="9.509cm" svg:y="2.143cm">
          <text:p text:style-name="P2"><text:span text:style-name="T1">Lvl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er4" svg:width="1.016cm" svg:height="0.254cm" svg:x="9.509cm" svg:y="3.843cm">
          <text:p text:style-name="P2"><text:span text:style-name="T1">Lvl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er4" svg:width="1.016cm" svg:height="0.254cm" svg:x="9.509cm" svg:y="5.743cm">
          <text:p text:style-name="P2"><text:span text:style-name="T1">Lvl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er4" svg:width="1.016cm" svg:height="0.254cm" svg:x="9.509cm" svg:y="10.143cm">
          <text:p text:style-name="P2"><text:span text:style-name="T1">Lvl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er4" svg:width="1.016cm" svg:height="0.254cm" svg:x="9.509cm" svg:y="12.343cm">
          <text:p text:style-name="P2"><text:span text:style-name="T1">Lvl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er4" svg:width="1.016cm" svg:height="0.254cm" svg:x="9.509cm" svg:y="16.943cm">
          <text:p text:style-name="P2"><text:span text:style-name="T1">Lvl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er4" svg:width="1.016cm" svg:height="0.254cm" svg:x="9.509cm" svg:y="22.143cm">
          <text:p text:style-name="P2"><text:span text:style-name="T1">Lvl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er4" svg:width="1.016cm" svg:height="0.254cm" svg:x="9.509cm" svg:y="24.143cm">
          <text:p text:style-name="P2"><text:span text:style-name="T1">Lvl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er4" svg:width="1.016cm" svg:height="0.254cm" svg:x="9.509cm" svg:y="26.143cm">
          <text:p text:style-name="P2"><text:span text:style-name="T1">Lvl 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0T20:17:34.722435261</meta:creation-date>
    <dc:date>2018-08-25T06:48:45.811934782</dc:date>
    <meta:editing-duration>PT6M32S</meta:editing-duration>
    <meta:editing-cycles>2</meta:editing-cycles>
    <meta:generator>LibreOffice/5.4.7.2$Linux_X86_64 LibreOffice_project/40m0$Build-2</meta:generator>
    <meta:document-statistic meta:object-count="15"/>
  </office:meta>
</office:document-meta>
</file>